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a1f" officeooo:paragraph-rsid="001e2a1f"/>
    </style:style>
    <style:style style:name="P2" style:family="paragraph" style:parent-style-name="Standard">
      <style:text-properties officeooo:rsid="001ee1cd" officeooo:paragraph-rsid="001e2a1f"/>
    </style:style>
    <style:style style:name="P3" style:family="paragraph" style:parent-style-name="Standard">
      <style:text-properties officeooo:rsid="001ee1cd" officeooo:paragraph-rsid="001ee1c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e1cd" officeooo:paragraph-rsid="001ee1c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e2a1f" officeooo:paragraph-rsid="001e2a1f" style:font-size-asian="14pt" style:font-weight-asian="bold" style:font-size-complex="14pt" style:font-weight-complex="bold"/>
    </style:style>
    <style:style style:name="T1" style:family="text">
      <style:text-properties officeooo:rsid="001ee1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e1c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Web Development Workshop for Beginners </text:p>
      <text:p text:style-name="P4"/>
      <text:p text:style-name="P4"/>
      <text:p text:style-name="P4"/>
      <text:p text:style-name="P4"/>
      <text:p text:style-name="P4"/>
      <text:p text:style-name="P4"/>
      <text:p text:style-name="P5">Pre-<text:span text:style-name="T1">R</text:span>equisite:</text:p>
      <text:p text:style-name="P5"/>
      <text:p text:style-name="P1"><text:tab/>1- A Laptop or PC</text:p>
      <text:p text:style-name="P1"><text:tab/>2- Install a Browser; Google chrome or Mozilla Firefox</text:p>
      <text:p text:style-name="P1"><text:tab/>3- Install an Editor; Sublime or VS Code.</text:p>
      <text:p text:style-name="P3"><text:tab/>4- Reliable Internet Connection for learning and growing</text:p>
      <text:p text:style-name="P1"><text:span text:style-name="T1"><text:tab/>5</text:span>- Dedication and Consistency <text:span text:style-name="T3">Most important !</text:span></text:p>
      <text:p text:style-name="P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15:17:09.932788466</meta:creation-date>
    <dc:date>2022-12-09T15:50:07.044817089</dc:date>
    <meta:editing-duration>PT9M56S</meta:editing-duration>
    <meta:editing-cycles>1</meta:editing-cycles>
    <meta:document-statistic meta:table-count="0" meta:image-count="0" meta:object-count="0" meta:page-count="1" meta:paragraph-count="7" meta:word-count="43" meta:character-count="272" meta:non-whitespace-character-count="230"/>
    <meta:generator>LibreOffice/6.4.7.2$Linux_X86_64 LibreOffice_project/40$Build-2</meta:generator>
  </office:meta>
</office:document-meta>
</file>